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Illustration">
      <style:paragraph-properties fo:margin-left="0in" fo:margin-right="0in" fo:text-indent="0in" style:auto-text-indent="false"/>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paragraph-rsid="002da2e1"/>
    </style:style>
    <style:style style:name="P10" style:family="paragraph" style:parent-style-name="Text_20_body" style:list-style-name="L1">
      <style:text-properties officeooo:paragraph-rsid="002da2e1"/>
    </style:style>
    <style:style style:name="P11" style:family="paragraph" style:parent-style-name="Text_20_body" style:list-style-name="L1">
      <style:text-properties officeooo:paragraph-rsid="002f7eca"/>
    </style:style>
    <style:style style:name="P12" style:family="paragraph" style:parent-style-name="Text_20_body" style:list-style-name="L1">
      <style:text-properties officeooo:paragraph-rsid="0030f589"/>
    </style:style>
    <style:style style:name="P13" style:family="paragraph" style:parent-style-name="Text_20_body">
      <style:text-properties officeooo:paragraph-rsid="0030f589"/>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1e32d3"/>
    </style:style>
    <style:style style:name="P17" style:family="paragraph" style:parent-style-name="Footnote">
      <style:text-properties officeooo:rsid="001d4883" officeooo:paragraph-rsid="001d4883"/>
    </style:style>
    <style:style style:name="P18" style:family="paragraph" style:parent-style-name="Footnote">
      <style:text-properties officeooo:rsid="00254229" officeooo:paragraph-rsid="00254229"/>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officeooo:rsid="001fc67b"/>
    </style:style>
    <style:style style:name="T5" style:family="text">
      <style:text-properties officeooo:rsid="002067d4"/>
    </style:style>
    <style:style style:name="T6" style:family="text">
      <style:text-properties officeooo:rsid="0022967d"/>
    </style:style>
    <style:style style:name="T7" style:family="text">
      <style:text-properties officeooo:rsid="0024ffd0"/>
    </style:style>
    <style:style style:name="T8" style:family="text">
      <style:text-properties officeooo:rsid="00254229"/>
    </style:style>
    <style:style style:name="T9" style:family="text">
      <style:text-properties officeooo:rsid="00260526"/>
    </style:style>
    <style:style style:name="T10" style:family="text">
      <style:text-properties officeooo:rsid="0026acb7"/>
    </style:style>
    <style:style style:name="T11" style:family="text">
      <style:text-properties officeooo:rsid="002900c5"/>
    </style:style>
    <style:style style:name="T12" style:family="text">
      <style:text-properties officeooo:rsid="0029a099"/>
    </style:style>
    <style:style style:name="T13" style:family="text">
      <style:text-properties officeooo:rsid="002ae4c9"/>
    </style:style>
    <style:style style:name="T14" style:family="text">
      <style:text-properties officeooo:rsid="002bec23"/>
    </style:style>
    <style:style style:name="T15" style:family="text">
      <style:text-properties officeooo:rsid="002da2e1"/>
    </style:style>
    <style:style style:name="T16" style:family="text">
      <style:text-properties officeooo:rsid="002f7eca"/>
    </style:style>
    <style:style style:name="T17" style:family="text">
      <style:text-properties officeooo:rsid="002fd963"/>
    </style:style>
    <style:style style:name="T18" style:family="text">
      <style:text-properties officeooo:rsid="003051aa"/>
    </style:style>
    <style:style style:name="T19" style:family="text">
      <style:text-properties officeooo:rsid="0030f58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5"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17">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16" text:outline-level="1">Funktionsweise</text:h>
      <text:h text:style-name="Heading_20_2" text:outline-level="2"><text:span text:style-name="T4">Socket Activation </text:span><text:span text:style-name="T13">[1]</text:spa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text:p>
      <text:p text:style-name="P2"><text:span text:style-name="T4">An einem Fallbeispiel werden traditionelle Init-Dämons mit systemd verglichen: </text:span><text:span text:style-name="T5">Die Dienste Syslog, D-Bus, Avahi und Bluetooth sollen gestartet werden. Dabei ist bei den traditionellen SysV basierten Diensten zu beachten, dass D-Bus von Syslog abhängig ist, Avahi von D-Bus und Syslog und Bluetooth ebenfalls von D-Bus und Syslog. </text:span><text:span text:style-name="T6">Dies hat zur Folge, dass bei </text:span><text:span text:style-name="T5">SysV basierten Diensten </text:span><text:span text:style-name="T6">die Bootreihenfolge folgendermaßen aussieht: Syslog → D-Bus → Avahi → Bluetooth (wobei Bluetooth und Avahi in der entgegengesetzten Reihenfolge gebootet werden können, da sie nicht voneinander abhängig sind).</text:span></text:p>
      <text:p text:style-name="P2"><text:span text:style-name="T6">Abbildung </text:span><text:span text:style-name="T6"><text:sequence-ref text:reference-format="value" text:ref-name="refIllustration0">1</text:sequence-ref></text:span><text:span text:style-name="T6"> visualisiert die Bootreihenfolge der verschiedene Init-Dämon</text:span><text:span text:style-name="T14">en</text:span><text:span text:style-name="T6">:</text:span><text:line-break/><draw:frame draw:style-name="fr1" draw:name="Rahmen1" text:anchor-type="as-char" svg:width="6.5in" draw:z-index="0"><draw:text-box fo:min-height="4.1772in"><text:p text:style-name="P5"><draw:frame draw:style-name="fr2" draw:name="Grafik1" text:anchor-type="paragraph" svg:x="0.0016in" svg:y="0.0008in" svg:width="6.5in" style:rel-width="100%" svg:height="4.1772in" style:rel-height="scale" draw:z-index="1"><draw:image xlink:href="https://lh5.googleusercontent.com/u_JVv_Qd2QeQ7zGjFD4SrHS353boOTh8js6oxfCN1oPNg899vq2-TrBeYW8P1ED0M3Cnz5FoJCM0d2gfgMUmcC2TPISLRCVyxIrxn0B_RSx5xb5Jabgy-YKceQ" xlink:type="simple" xlink:show="embed" xlink:actuate="onLoad"/></draw:frame><text:line-break/>Abbildung <text:sequence text:ref-name="refIllustration0" text:name="Illustration" text:formula="ooow:Illustration+1" style:num-format="1">1</text:sequence>: Vergleich bisheriger init-<text:span text:style-name="T14">Dämonen</text:span> [2]</text:p></draw:text-box></draw:frame></text:p>
      <text:p text:style-name="P1"/>
      <text:p text:style-name="P3"><text:soft-page-break/><text:span text:style-name="T7">Da Avahi und Bluetooth nicht voneinander abhängig sind, können diese parallel gestartet werden, was jedoch nur eine minimalen Bootzeitverkürzung </text:span><text:span text:style-name="T9">zur Folge </text:span><text:span text:style-name="T7">hat </text:span><text:span text:style-name="T8">(siehe „Suse/Ubuntu Parallelization“</text:span><text:span text:style-name="T6"><text:note text:id="ftn2" text:note-class="footnote"><text:note-citation>2</text:note-citation><text:note-body><text:p text:style-name="P18">Es sei anzumerken, dass Suse mittlerweile selbst systemd benutzt und an der Entwicklung beteiligt ist.</text:p></text:note-body></text:note></text:span><text:span text:style-name="T8"> in </text:span><text:span text:style-name="T6">Abbildung </text:span><text:span text:style-name="T6"><text:sequence-ref text:reference-format="value" text:ref-name="refIllustration0">1</text:sequence-ref></text:span><text:span text:style-name="T8">)</text:span><text:span text:style-name="T7">.</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0">Dabei ist es kein Problem, wenn der zuständige Dienst eines Sockets noch nicht gestartet ist, da Sockets immer einen Puffer haben. Ist bspw. Syslog noch nicht gestartet und D-Bus möchte loggen, da</text:span><text:span text:style-name="T11">nn</text:span><text:span text:style-name="T10"> kann er dies machen, in dem er einfach die Logs in /dev/log schreibt. Sobald Syslog gestartet ist, liest er die Logs anschließend aus. <text:s/></text:span><text:span text:style-name="T12">Falls der Puffer voll ist, blockiert D-Bus. Ist jedoch wieder freier Speicher zur Verfügung, weil Syslog den Puffer ausgelesen hat, wird der D-Bus wieder aufgeweckt.</text:span></text:p>
      <text:p text:style-name="P8"><text:span text:style-name="T10">Die Synchronisation wird dadurch komplett vom Linux-Kernel gemanagt. </text:span>Dies erlaubt nicht nur einen hohen Parallesierungsgrad, sondern auch eine vereinfachte Konfiguration der Dienste.</text:p>
      <text:p text:style-name="P9"><text:span text:style-name="T15">Neben dem hohen Parallesierungsgrad und der vereinfachten Konfiguration, hat Socket Activation noch weitere Vorteile:</text:span></text:p>
      <text:p text:style-name="P9"><text:span text:style-name="T15"/></text:p>
      <text:list xml:id="list1619275909978684202" text:style-name="L1">
        <text:list-item>
          <text:p text:style-name="P10"><text:span text:style-name="T15">Falls ein Dienst abstürzt, geht keine einzige Nachricht verloren. Stattdessen kann der Dienst dort weiter machen, wo er aufgehört hat.</text:span></text:p>
        </text:list-item>
        <text:list-item>
          <text:p text:style-name="P11"><text:span text:style-name="T16">Falls ein Dienst aktualisiert </text:span><text:span text:style-name="T17">werden muss</text:span><text:span text:style-name="T16">, kann e</text:span><text:span text:style-name="T17">r </text:span><text:span text:style-name="T16">sich neustarten und die anderen Dienste können weiterhin problemlos in sein Socket pushen. Nach dem Neustart des Dienstes kann er anschließend wieder die Nachrichten entgegen nehmen, </text:span><text:span text:style-name="T18">um diese zu verarbeiten</text:span><text:span text:style-name="T16">.</text:span></text:p>
        </text:list-item>
        <text:list-item>
          <text:p text:style-name="P12"><text:span text:style-name="T19">Austausch der Dienste im fliegenden Wechsel: Dienste, die dieselben Nachrichten verarbeiten können, können jederzeit ausgetauscht werden, wenn beide dieselben Sockets benutzen.</text:span></text:p>
        </text:list-item>
      </text:list>
      <text:p text:style-name="P13"><text:span text:style-name="T19"/></text:p>
      <text:h text:style-name="P16" text:outline-level="1">Quellen</text:h>
      <text:p text:style-name="P7">[1] http://0pointer.de/blog/projects/socket-activation.html</text:p>
      <text:p text:style-name="P7">[2] http://0pointer.de/public/parallelizatio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0T18:57:56</dc:date>
    <meta:editing-duration>PT7H18M</meta:editing-duration>
    <meta:editing-cycles>33</meta:editing-cycles>
    <meta:generator>LibreOffice/4.0.4.2$Linux_X86_64 LibreOffice_project/400m0$Build-2</meta:generator>
    <meta:document-statistic meta:table-count="0" meta:image-count="1" meta:object-count="0" meta:page-count="5" meta:paragraph-count="25" meta:word-count="827" meta:character-count="6075" meta:non-whitespace-character-count="5275"/>
  </office:meta>
</office:document-meta>
</file>